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Padrão-subtitle">
      <style:graphic-properties draw:fill-color="#ffffff" fo:min-height="18.763cm"/>
    </style:style>
    <style:style style:name="pr2" style:family="presentation" style:parent-style-name="Padrão-notes">
      <style:graphic-properties draw:fill-color="#ffffff" draw:auto-grow-height="true" fo:min-height="13.364cm"/>
    </style:style>
    <style:style style:name="pr3" style:family="presentation" style:parent-style-name="Padrão-subtitle">
      <style:graphic-properties draw:fill-color="#ffffff" fo:min-height="19.763cm"/>
    </style:style>
    <style:style style:name="pr4" style:family="presentation" style:parent-style-name="Padrão-notes">
      <style:graphic-properties draw:fill-color="#ffffff" fo:min-height="13.364cm"/>
    </style:style>
    <style:style style:name="pr5" style:family="presentation" style:parent-style-name="Padrão-subtitle">
      <style:graphic-properties draw:fill-color="#ffffff" fo:min-height="19.963cm"/>
    </style:style>
    <style:style style:name="pr6" style:family="presentation" style:parent-style-name="Padrão-subtitle">
      <style:graphic-properties draw:fill-color="#ffffff" fo:min-height="19.363cm"/>
    </style:style>
    <style:style style:name="pr7" style:family="presentation" style:parent-style-name="Padrão-subtitle">
      <style:graphic-properties draw:fill-color="#ffffff" fo:min-height="19.563cm"/>
    </style:style>
    <style:style style:name="pr8" style:family="presentation" style:parent-style-name="Padrão-subtitle">
      <style:graphic-properties draw:fill-color="#ffffff" fo:min-height="20.163cm"/>
    </style:style>
    <style:style style:name="P1" style:family="paragraph">
      <loext:graphic-properties draw:fill-color="#ffffff"/>
      <style:text-properties fo:font-size="80pt"/>
    </style:style>
    <style:style style:name="P2" style:family="paragraph">
      <loext:graphic-properties draw:fill-color="#ffffff"/>
    </style:style>
    <style:style style:name="P3" style:family="paragraph">
      <loext:graphic-properties draw:fill-color="#ffffff"/>
      <style:text-properties fo:font-size="48pt" style:font-size-asian="48pt" style:font-size-complex="48pt"/>
    </style:style>
    <style:style style:name="P4" style:family="paragraph">
      <style:text-properties fo:font-size="48pt" style:font-size-asian="48pt" style:font-size-complex="48pt"/>
    </style:style>
    <style:style style:name="T1" style:family="text">
      <style:text-properties fo:font-size="88pt" style:font-size-asian="88pt" style:font-size-complex="88pt"/>
    </style:style>
    <style:style style:name="T2" style:family="text">
      <style:text-properties fo:font-size="20pt" style:font-size-asian="20pt" style:font-size-complex="20pt"/>
    </style:style>
    <style:style style:name="T3" style:family="text">
      <style:text-properties fo:font-size="48pt" style:font-size-asian="48pt" style:font-size-complex="48pt"/>
    </style:style>
    <style:style style:name="T4"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32">
        <draw:frame presentation:style-name="pr1" draw:text-style-name="P1" draw:layer="layout" svg:width="25.199cm" svg:height="18.763cm" svg:x="1.401cm" svg:y="2cm" presentation:class="subtitle" presentation:user-transformed="true">
          <draw:text-box>
            <text:p><text:span text:style-name="T1">Adorarei</text:span></text:p>
            <text:p><text:span text:style-name="T2">Fabiana Anastácio</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Padrão" presentation:presentation-page-layout-name="AL1T32">
        <draw:frame presentation:style-name="pr3" draw:text-style-name="P3" draw:layer="layout" svg:width="25.199cm" svg:height="19.763cm" svg:x="1.4cm" svg:y="0.837cm" presentation:class="subtitle" presentation:user-transformed="true">
          <draw:text-box>
            <text:p><text:span text:style-name="T3">Por tua morte lá na cruz,</text:span></text:p>
            <text:p><text:span text:style-name="T3">Jesus te adorarei.</text:span></text:p>
            <text:p><text:span text:style-name="T3">Pelo sangue derramado,</text:span></text:p>
            <text:p><text:span text:style-name="T3">pelo véu que foi rasgado</text:span></text:p>
            <text:p><text:span text:style-name="T3">te adorarei</text:span></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Padrão" presentation:presentation-page-layout-name="AL1T32">
        <draw:frame presentation:style-name="pr5" draw:text-style-name="P3" draw:layer="layout" svg:width="25.199cm" svg:height="19.963cm" svg:x="1.4cm" svg:y="0.837cm" presentation:class="subtitle" presentation:user-transformed="true">
          <draw:text-box>
            <text:p><text:span text:style-name="T3">Pelo privilégio de aqui estar,poder soltar a minha voz e te louvar,por sentir a sua presença, pela total certeza de tua existência,te adorarei.</text:span></text:p>
          </draw:text-box>
        </draw:frame>
        <presentation:notes draw:style-name="dp2">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 text:style-name="P4"><text:span text:style-name="T3">Por teu Santo Espírito</text:span></text:p>
            <text:p text:style-name="P4"><text:span text:style-name="T3">que habita em mim</text:span></text:p>
            <text:p text:style-name="P4"><text:span text:style-name="T3">Por teu grande amor</text:span></text:p>
            <text:p text:style-name="P4"><text:span text:style-name="T3">que não tem fim</text:span></text:p>
            <text:p text:style-name="P4"><text:span text:style-name="T3">Te adorarei.</text:span></text:p>
            <text:p text:style-name="P4"><text:span text:style-name="T3">Por me inspirar na letra da canção,por cantar agora e sentir sua unção, te adorarei.</text:span></text:p>
          </draw:text-box>
        </draw:frame>
        <presentation:notes draw:style-name="dp2">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 text:style-name="P4"><text:span text:style-name="T4">Te adorarei </text:span></text:p>
            <text:p text:style-name="P4"><text:span text:style-name="T4">Senhor mais uma vez te adorarei, fui chamado pra adorar,então adorarei,sou adorador foi assim que Deus me fez,então adorarei. Adorarei,Senhor mais uma vez te adorarei, fui chamado pra adorar,então adorarei,sou adorador foi assim que Deus me fez,então adorarei.</text:span></text:p>
          </draw:text-box>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text:span text:style-name="T3">Ninguém vai me calar,</text:span></text:p>
            <text:p><text:span text:style-name="T3">te adorarei.</text:span></text:p>
            <text:p><text:span text:style-name="T3">Está no meu DNA</text:span></text:p>
            <text:p><text:span text:style-name="T3">te adorarei,</text:span></text:p>
            <text:p><text:span text:style-name="T3">ainda que tirarem minha vida, quando chegar aí no céu,</text:span></text:p>
            <text:p><text:span text:style-name="T3">te adorarei.</text:span></text:p>
          </draw:text-box>
        </draw:frame>
        <presentation:notes draw:style-name="dp2">
          <draw:page-thumbnail draw:style-name="gr1" draw:layer="layout" svg:width="14.848cm" svg:height="11.136cm" svg:x="3.075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text:span text:style-name="T3">Ninguém vai me calar, te adorarei. Está no meu DNA te adorarei,ainda que tirarem minha vida, quando chegar aí no céu, te adorarei.</text:span></text:p>
          </draw:text-box>
        </draw:frame>
        <presentation:notes draw:style-name="dp2">
          <draw:page-thumbnail draw:style-name="gr1" draw:layer="layout" svg:width="14.848cm" svg:height="11.136cm" svg:x="3.075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text:span text:style-name="T3">Te adorarei, te adorarei</text:span></text:p>
            <text:p><text:span text:style-name="T3">Quando chegar aí no céu te adorarei.</text:span></text:p>
          </draw:text-box>
        </draw:frame>
        <presentation:notes draw:style-name="dp2">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Padrão" presentation:presentation-page-layout-name="AL1T32">
        <draw:frame presentation:style-name="pr6" draw:text-style-name="P3" draw:layer="layout" svg:width="25.199cm" svg:height="19.363cm" svg:x="1.4cm" svg:y="0.837cm" presentation:class="subtitle" presentation:user-transformed="true">
          <draw:text-box>
            <text:p><text:span text:style-name="T3">Te adorarei, te adorarei</text:span></text:p>
            <text:p><text:span text:style-name="T3">Quando chegar aí no céu te adorarei.</text:span></text:p>
          </draw:text-box>
        </draw:frame>
        <presentation:notes draw:style-name="dp2">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Padrão" presentation:presentation-page-layout-name="AL1T32">
        <draw:frame presentation:style-name="pr7" draw:text-style-name="P3" draw:layer="layout" svg:width="25.199cm" svg:height="19.563cm" svg:x="1.4cm" svg:y="0.837cm" presentation:class="subtitle" presentation:user-transformed="true">
          <draw:text-box>
            <text:p text:style-name="P4"><text:span text:style-name="T3">Por teu Santo Espírito</text:span></text:p>
            <text:p text:style-name="P4"><text:span text:style-name="T3">que habita em mim</text:span></text:p>
            <text:p text:style-name="P4"><text:span text:style-name="T3">Por teu grande amor</text:span></text:p>
            <text:p text:style-name="P4"><text:span text:style-name="T3">que não tem fim</text:span></text:p>
            <text:p text:style-name="P4"><text:span text:style-name="T3">Te adorarei.</text:span></text:p>
            <text:p text:style-name="P4"><text:span text:style-name="T3">Por me inspirar na letra da canção,por cantar agora e sentir sua unção, te adorarei.</text:span></text:p>
          </draw:text-box>
        </draw:frame>
        <presentation:notes draw:style-name="dp2">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Padrão" presentation:presentation-page-layout-name="AL1T32">
        <draw:frame presentation:style-name="pr6" draw:text-style-name="P2" draw:layer="layout" svg:width="25.199cm" svg:height="19.363cm" svg:x="1.4cm" svg:y="0.837cm" presentation:class="subtitle" presentation:user-transformed="true">
          <draw:text-box>
            <text:p><text:span text:style-name="T4">Te adorarei </text:span></text:p>
            <text:p><text:span text:style-name="T4">Senhor mais uma vez te adorarei, fui chamado pra adorar,então adorarei,sou adorador foi assim que Deus me fez,então adorarei. Adorarei,Senhor mais uma vez te adorarei, fui chamado pra adorar,então adorarei,sou adorador foi assim que Deus me fez,então adorarei.</text:span></text:p>
          </draw:text-box>
        </draw:frame>
        <presentation:notes draw:style-name="dp2">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Padrão" presentation:presentation-page-layout-name="AL1T32">
        <draw:frame presentation:style-name="pr5" draw:text-style-name="P3" draw:layer="layout" svg:width="25.199cm" svg:height="19.963cm" svg:x="1.4cm" svg:y="0.837cm" presentation:class="subtitle" presentation:user-transformed="true">
          <draw:text-box>
            <text:p text:style-name="P4"><text:span text:style-name="T3">Ninguém vai me calar, te adorarei. Está no meu DNA te adorarei,ainda que tirarem minha vida, quando chegar aí no céu, te adorarei.</text:span></text:p>
          </draw:text-box>
        </draw:frame>
        <presentation:notes draw:style-name="dp2">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Padrão" presentation:presentation-page-layout-name="AL1T32">
        <draw:frame presentation:style-name="pr5" draw:text-style-name="P2" draw:layer="layout" svg:width="25.199cm" svg:height="19.963cm" svg:x="1.4cm" svg:y="0.837cm" presentation:class="subtitle" presentation:user-transformed="true">
          <draw:text-box>
            <text:p><text:span text:style-name="T3">Ninguém vai me calar, te adorarei. Está no meu DNA te adorarei,ainda que tirarem minha vida, quando chegar aí no céu, te adorarei.</text:span></text:p>
          </draw:text-box>
        </draw:frame>
        <presentation:notes draw:style-name="dp2">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Padrão" presentation:presentation-page-layout-name="AL1T32">
        <draw:frame presentation:style-name="pr8" draw:text-style-name="P3" draw:layer="layout" svg:width="25.199cm" svg:height="20.163cm" svg:x="1.4cm" svg:y="0.837cm" presentation:class="subtitle" presentation:user-transformed="true">
          <draw:text-box>
            <text:p text:style-name="P4"><text:span text:style-name="T3">Te adorarei, te adorarei</text:span></text:p>
            <text:p text:style-name="P4"><text:span text:style-name="T3">Quando chegar aí no céu te adorarei.</text:span></text:p>
          </draw:text-box>
        </draw:frame>
        <presentation:notes draw:style-name="dp2">
          <draw:page-thumbnail draw:style-name="gr1"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Padrão-background" style:family="presentation">
      <style:graphic-properties draw:stroke="none" draw:fill="solid" draw:fill-color="#000000"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4cm" fo:margin-bottom="0cm" fo:text-indent="0cm"/>
      <style:text-properties fo:font-size="28pt" style:font-size-asian="28pt" style:font-size-complex="28pt"/>
    </style:style>
    <style:style style:name="Padrão-outline3" style:family="presentation" style:parent-style-name="Padrão-outline2">
      <style:paragraph-properties fo:margin-left="0cm" fo:margin-right="0cm" fo:margin-top="0.3cm" fo:margin-bottom="0cm" fo:text-indent="0cm"/>
      <style:text-properties fo:font-size="24pt" style:font-size-asian="24pt" style:font-size-complex="24pt"/>
    </style:style>
    <style:style style:name="Padrão-outline4" style:family="presentation" style:parent-style-name="Padrão-outline3">
      <style:paragraph-properties fo:margin-left="0cm" fo:margin-right="0cm" fo:margin-top="0.2cm" fo:margin-bottom="0cm" fo:text-indent="0cm"/>
      <style:text-properties fo:font-size="20pt" style:font-size-asian="20pt" style:font-size-complex="20pt"/>
    </style:style>
    <style:style style:name="Padrão-outline5" style:family="presentation" style:parent-style-name="Padrão-outline4">
      <style:paragraph-properties fo:margin-left="0cm" fo:margin-right="0cm" fo:margin-top="0.1cm" fo:margin-bottom="0cm" fo:text-indent="0cm"/>
      <style:text-properties fo:font-size="20pt" style:font-size-asian="20pt" style:font-size-complex="20pt"/>
    </style:style>
    <style:style style:name="Padrão-outline6" style:family="presentation" style:parent-style-name="Padrão-outline5">
      <style:paragraph-properties fo:margin-left="0cm" fo:margin-right="0cm" fo:margin-top="0.1cm" fo:margin-bottom="0cm" fo:text-indent="0cm"/>
      <style:text-properties fo:font-size="20pt" style:font-size-asian="20pt" style:font-size-complex="20pt"/>
    </style:style>
    <style:style style:name="Padrão-outline7" style:family="presentation" style:parent-style-name="Padrão-outline6">
      <style:paragraph-properties fo:margin-left="0cm" fo:margin-right="0cm" fo:margin-top="0.1cm" fo:margin-bottom="0cm" fo:text-indent="0cm"/>
      <style:text-properties fo:font-size="20pt" style:font-size-asian="20pt" style:font-size-complex="20pt"/>
    </style:style>
    <style:style style:name="Padrão-outline8" style:family="presentation" style:parent-style-name="Padrão-outline7">
      <style:paragraph-properties fo:margin-left="0cm" fo:margin-right="0cm" fo:margin-top="0.1cm" fo:margin-bottom="0cm" fo:text-indent="0cm"/>
      <style:text-properties fo:font-size="20pt" style:font-size-asian="20pt" style:font-size-complex="20pt"/>
    </style:style>
    <style:style style:name="Padrão-outline9" style:family="presentation" style:parent-style-name="Padrão-outline8">
      <style:paragraph-properties fo:margin-left="0cm" fo:margin-right="0cm" fo:margin-top="0.1cm" fo:margin-bottom="0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3T14:47:28.156000000</meta:creation-date>
    <dc:date>2017-01-07T12:19:44.642943132</dc:date>
    <meta:editing-duration>PT9M12S</meta:editing-duration>
    <meta:editing-cycles>5</meta:editing-cycles>
    <meta:generator>LibreOffice/5.2.4.2.1$Linux_X86_64 LibreOffice_project/20m0$Build-2</meta:generator>
    <meta:document-statistic meta:object-count="63"/>
  </office:meta>
</office:document-meta>
</file>